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  <style:style style:name="ce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one_lstm_metrics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-1" calcext:value-type="float">
            <text:p>-1</text:p>
          </table:table-cell>
          <table:table-cell office:value-type="float" office:value="3.49736957444204E-018" calcext:value-type="float">
            <text:p>3.49736957444204E-18</text:p>
          </table:table-cell>
          <table:table-cell office:value-type="float" office:value="6.98298168612455E-019" calcext:value-type="float">
            <text:p>6.98298168612455E-19</text:p>
          </table:table-cell>
          <table:table-cell office:value-type="float" office:value="6.54110030315185E-015" calcext:value-type="float">
            <text:p>6.54110030315185E-1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3.49736957444204E-018" calcext:value-type="float">
            <text:p>3.49736957444204E-18</text:p>
          </table:table-cell>
          <table:table-cell office:value-type="float" office:value="-1" calcext:value-type="float">
            <text:p>-1</text:p>
          </table:table-cell>
          <table:table-cell office:value-type="float" office:value="0.394895443492719" calcext:value-type="float">
            <text:p>0.394895443492719</text:p>
          </table:table-cell>
          <table:table-cell office:value-type="float" office:value="0.0520758010563417" calcext:value-type="float">
            <text:p>0.0520758010563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.98298168612455E-019" calcext:value-type="float">
            <text:p>6.98298168612455E-19</text:p>
          </table:table-cell>
          <table:table-cell office:value-type="float" office:value="0.394895443492719" calcext:value-type="float">
            <text:p>0.394895443492719</text:p>
          </table:table-cell>
          <table:table-cell office:value-type="float" office:value="-1" calcext:value-type="float">
            <text:p>-1</text:p>
          </table:table-cell>
          <table:table-cell office:value-type="float" office:value="0.0459652716695668" calcext:value-type="float">
            <text:p>0.04596527166956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.54110030315185E-015" calcext:value-type="float">
            <text:p>6.54110030315185E-15</text:p>
          </table:table-cell>
          <table:table-cell table:style-name="ce4" office:value-type="float" office:value="0.0520758010563417" calcext:value-type="float">
            <text:p>0.052075801056342</text:p>
          </table:table-cell>
          <table:table-cell table:style-name="ce3" office:value-type="float" office:value="0.0459652716695668" calcext:value-type="float">
            <text:p>0.045965271669567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45:55.234250229</dc:date>
    <meta:editing-duration>PT35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